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4120C9BDE1.png"/>
  <manifest:file-entry manifest:media-type="image/png" manifest:full-path="Pictures/100002010000006A000000430EF27FCD.png"/>
  <manifest:file-entry manifest:media-type="image/png" manifest:full-path="Pictures/100002010000006400000041EAD673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id="id2" draw:layer="layout" svg:width="3.5cm" svg:height="1.5cm" svg:x="5cm" svg:y="2cm">
          <text:p text:style-name="P1">v.in.or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id="id1" draw:layer="layout" svg:width="2.644cm" svg:height="1.718cm" svg:x="1.5cm" svg:y="1.782cm">
          <draw:image xlink:href="Pictures/100002010000006400000041EAD67385.png" xlink:type="simple" xlink:show="embed" xlink:actuate="onLoad">
            <text:p/>
          </draw:image>
        </draw:frame>
        <draw:frame draw:style-name="gr2" draw:text-style-name="P1" draw:id="id3" draw:layer="layout" svg:width="2.644cm" svg:height="1.718cm" svg:x="9.856cm" svg:y="1.782cm">
          <draw:image xlink:href="Pictures/10000201000000640000004120C9BDE1.png" xlink:type="simple" xlink:show="embed" xlink:actuate="onLoad">
            <text:p/>
          </draw:image>
        </draw:frame>
        <draw:frame draw:style-name="gr2" draw:text-style-name="P1" draw:id="id5" draw:layer="layout" svg:width="2.803cm" svg:height="1.771cm" svg:x="20.197cm" svg:y="2cm">
          <draw:image xlink:href="Pictures/100002010000006A000000430EF27FCD.png" xlink:type="simple" xlink:show="embed" xlink:actuate="onLoad">
            <text:p/>
          </draw:image>
        </draw:frame>
        <draw:custom-shape draw:style-name="gr1" draw:text-style-name="P1" draw:id="id4" draw:layer="layout" svg:width="3.5cm" svg:height="1.5cm" svg:x="14cm" svg:y="2cm">
          <text:p text:style-name="P1">v.to.ra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144cm" svg:y1="2.641cm" svg:x2="5cm" svg:y2="2.749cm" draw:start-shape="id1" draw:start-glue-point="1" draw:end-shape="id2" draw:end-glue-point="6" svg:d="m4144 2641 856 108">
          <text:p/>
        </draw:connector>
        <draw:connector draw:style-name="gr3" draw:text-style-name="P1" draw:layer="layout" draw:type="line" svg:x1="8.498cm" svg:y1="2.749cm" svg:x2="9.856cm" svg:y2="2.641cm" draw:start-shape="id2" draw:start-glue-point="10" draw:end-shape="id3" svg:d="m8498 2749 1358-108">
          <text:p/>
        </draw:connector>
        <draw:connector draw:style-name="gr3" draw:text-style-name="P1" draw:layer="layout" draw:type="line" svg:x1="12.5cm" svg:y1="2.641cm" svg:x2="14cm" svg:y2="2.749cm" draw:start-shape="id3" draw:start-glue-point="1" draw:end-shape="id4" draw:end-glue-point="6" svg:d="m12500 2641 1500 108">
          <text:p/>
        </draw:connector>
        <draw:connector draw:style-name="gr3" draw:text-style-name="P1" draw:layer="layout" draw:type="line" svg:x1="17.498cm" svg:y1="2.749cm" svg:x2="20.197cm" svg:y2="2.885cm" draw:start-shape="id4" draw:start-glue-point="10" draw:end-shape="id5" draw:end-glue-point="3" svg:d="m17498 2749 2699 136">
          <text:p/>
        </draw:connector>
        <draw:frame draw:style-name="gr4" draw:layer="layout" svg:width="5.201cm" svg:height="1.038cm" svg:x="9cm" svg:y="0.962cm">
          <draw:text-box>
            <text:p>Paisaje_uf_2005</text:p>
          </draw:text-box>
        </draw:frame>
        <draw:frame draw:style-name="gr4" draw:layer="layout" svg:width="5.658cm" svg:height="1.038cm" svg:x="19.342cm" svg:y="0.962cm">
          <draw:text-box>
            <text:p>RPaisaje_uf_2005</text:p>
          </draw:text-box>
        </draw:frame>
        <draw:custom-shape draw:style-name="gr1" draw:text-style-name="P1" draw:id="id6" draw:layer="layout" svg:width="3.5cm" svg:height="1.5cm" svg:x="20cm" svg:y="6cm">
          <text:p text:style-name="P1">r.re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id="id7" draw:layer="layout" svg:width="2.803cm" svg:height="1.771cm" svg:x="23.197cm" svg:y="10.229cm">
          <draw:image xlink:href="Pictures/100002010000006A000000430EF27FCD.png" xlink:type="simple" xlink:show="embed" xlink:actuate="onLoad">
            <text:p/>
          </draw:image>
        </draw:frame>
        <draw:frame draw:style-name="gr5" draw:text-style-name="P2" draw:layer="layout" svg:width="6.5cm" svg:height="1.039cm" svg:x="17cm" svg:y="10.461cm">
          <draw:text-box>
            <text:p text:style-name="P2"><text:span text:style-name="T1">parcela_vegetacion</text:span></text:p>
          </draw:text-box>
        </draw:frame>
        <draw:connector draw:style-name="gr3" draw:text-style-name="P1" draw:layer="layout" draw:type="line" svg:x1="21.598cm" svg:y1="3.771cm" svg:x2="21.75cm" svg:y2="6cm" draw:start-shape="id5" draw:end-shape="id6" draw:end-glue-point="0" svg:d="m21598 3771 152 2229">
          <text:p/>
        </draw:connector>
        <draw:connector draw:style-name="gr3" draw:text-style-name="P1" draw:layer="layout" draw:type="line" svg:x1="23.5cm" svg:y1="6.75cm" svg:x2="24.598cm" svg:y2="10.229cm" draw:start-shape="id6" draw:end-shape="id7" draw:end-glue-point="0" svg:d="m23500 6750 1098 3479">
          <text:p/>
        </draw:connector>
        <draw:frame draw:style-name="gr2" draw:text-style-name="P1" draw:id="id8" draw:layer="layout" svg:width="2.803cm" svg:height="1.771cm" svg:x="11.5cm" svg:y="7.229cm">
          <draw:image xlink:href="Pictures/100002010000006A000000430EF27FCD.png" xlink:type="simple" xlink:show="embed" xlink:actuate="onLoad">
            <text:p/>
          </draw:image>
        </draw:frame>
        <draw:custom-shape draw:style-name="gr1" draw:text-style-name="P1" draw:id="id9" draw:layer="layout" svg:width="3.5cm" svg:height="1.5cm" svg:x="5cm" svg:y="6cm">
          <text:p text:style-name="P1">r.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cm" svg:height="1.038cm" svg:x="11.5cm" svg:y="6cm">
          <draw:text-box>
            <text:p>cuTerreno</text:p>
          </draw:text-box>
        </draw:frame>
        <draw:connector draw:style-name="gr3" draw:text-style-name="P1" draw:layer="layout" draw:type="line" svg:x1="11.5cm" svg:y1="8.114cm" svg:x2="8.5cm" svg:y2="6.75cm" draw:start-shape="id8" draw:end-shape="id9" svg:d="m11500 8114-3000-1364">
          <text:p/>
        </draw:connector>
        <draw:frame draw:style-name="gr2" draw:text-style-name="P1" draw:id="id10" draw:layer="layout" svg:width="2.803cm" svg:height="1.771cm" svg:x="1cm" svg:y="7cm">
          <draw:image xlink:href="Pictures/100002010000006A000000430EF27FCD.png" xlink:type="simple" xlink:show="embed" xlink:actuate="onLoad">
            <text:p/>
          </draw:image>
        </draw:frame>
        <draw:frame draw:style-name="gr4" draw:layer="layout" svg:width="2.013cm" svg:height="1.038cm" svg:x="2cm" svg:y="4.962cm">
          <draw:text-box>
            <text:p>coste</text:p>
          </draw:text-box>
        </draw:frame>
        <draw:connector draw:style-name="gr3" draw:text-style-name="P1" draw:layer="layout" draw:type="line" svg:x1="5cm" svg:y1="6.75cm" svg:x2="3.803cm" svg:y2="7.885cm" draw:start-shape="id9" draw:end-shape="id10" svg:d="m5000 6750-1197 1135">
          <text:p/>
        </draw:connector>
        <draw:custom-shape draw:style-name="gr1" draw:text-style-name="P1" draw:layer="layout" svg:width="3.5cm" svg:height="1.5cm" svg:x="5cm" svg:y="6cm">
          <text:p text:style-name="P1">r.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3.5cm" svg:height="2cm" svg:x="1cm" svg:y="11cm">
          <text:p text:style-name="P1">r.d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id="id12" draw:layer="layout" svg:width="2.803cm" svg:height="1.771cm" svg:x="5.197cm" svg:y="13.229cm">
          <draw:image xlink:href="Pictures/100002010000006A000000430EF27FCD.png" xlink:type="simple" xlink:show="embed" xlink:actuate="onLoad">
            <text:p/>
          </draw:image>
        </draw:frame>
        <draw:connector draw:style-name="gr3" draw:text-style-name="P1" draw:layer="layout" draw:type="line" svg:x1="2.401cm" svg:y1="8.771cm" svg:x2="2.75cm" svg:y2="11cm" draw:start-shape="id10" draw:start-glue-point="2" draw:end-shape="id11" draw:end-glue-point="0" svg:d="m2401 8771 349 2229">
          <text:p/>
        </draw:connector>
        <draw:connector draw:style-name="gr3" draw:text-style-name="P1" draw:layer="layout" draw:type="line" svg:x1="4.5cm" svg:y1="12cm" svg:x2="6.598cm" svg:y2="13.229cm" draw:start-shape="id11" draw:start-glue-point="1" draw:end-shape="id12" draw:end-glue-point="0" svg:d="m4500 12000 2098 1229">
          <text:p/>
        </draw:connector>
        <draw:frame draw:style-name="gr7" draw:layer="layout" svg:width="4.5cm" svg:height="1.038cm" svg:x="0.5cm" svg:y="13.5cm">
          <draw:text-box>
            <text:p>cortafuegos</text:p>
          </draw:text-box>
        </draw:frame>
        <draw:frame draw:style-name="gr2" draw:text-style-name="P1" draw:id="id14" draw:layer="layout" svg:width="2.644cm" svg:height="1.718cm" svg:x="17cm" svg:y="17cm">
          <draw:image xlink:href="Pictures/10000201000000640000004120C9BDE1.png" xlink:type="simple" xlink:show="embed" xlink:actuate="onLoad">
            <text:p/>
          </draw:image>
        </draw:frame>
        <draw:custom-shape draw:style-name="gr1" draw:text-style-name="P1" draw:id="id13" draw:layer="layout" svg:width="3.5cm" svg:height="1.5cm" svg:x="14cm" svg:y="13cm">
          <text:p text:style-name="P1">r.to.v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5cm" svg:height="1.038cm" svg:x="12.5cm" svg:y="17.462cm">
          <draw:text-box>
            <text:p>cortafuegos</text:p>
          </draw:text-box>
        </draw:frame>
        <draw:connector draw:style-name="gr3" draw:text-style-name="P1" draw:layer="layout" draw:type="line" svg:x1="8cm" svg:y1="14.114cm" svg:x2="14cm" svg:y2="13.75cm" draw:start-shape="id12" draw:end-shape="id13" svg:d="m8000 14114 6000-364">
          <text:p/>
        </draw:connector>
        <draw:connector draw:style-name="gr3" draw:text-style-name="P1" draw:layer="layout" draw:type="line" svg:x1="17.5cm" svg:y1="13.75cm" svg:x2="18.322cm" svg:y2="17cm" draw:start-shape="id13" draw:start-glue-point="1" draw:end-shape="id14" draw:end-glue-point="0" svg:d="m17500 13750 822 3250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16:37:40</meta:creation-date>
    <meta:editing-duration>PT00H13M23S</meta:editing-duration>
    <meta:editing-cycles>3</meta:editing-cycles>
    <dc:date>2009-05-27T17:06:34</dc:date>
    <meta:generator>OpenOffice.org/3.0$Linux OpenOffice.org_project/300m15$Build-9379</meta:generator>
    <meta:document-statistic meta:object-count="57"/>
    <meta:user-defined meta:name="Información 1"/>
    <meta:user-defined meta:name="Información 2"/>
    <meta:user-defined meta:name="Información 3"/>
    <meta:user-defined meta:name="Información 4"/>
  </office:meta>
</office:document-meta>
</file>